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Dub" svg:font-family="VDub" style:font-pitch="variable"/>
    <style:font-face style:name="Venus Rising" svg:font-family="'Venus Rising'" style:font-pitch="variable"/>
    <style:font-face style:name="Vibrocentric" svg:font-family="Vibrocentr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ibrocentr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Universidad del Valle</text:p>
      <text:p text:style-name="P1">Facultad de Ingeniería</text:p>
      <text:p text:style-name="P1">Escuela de Ingeniería de Sistemas y Computación</text:p>
      <text:p text:style-name="P1">Ingeniería de Sistemas</text:p>
      <text:p text:style-name="P1">Inteligencia Artificial</text:p>
      <text:p text:style-name="P1">Nombre: gustavo espinosa <text:s/>0749943</text:p>
      <text:p text:style-name="P1"/>
      <text:p text:style-name="P1"/>
      <text:p text:style-name="P1">Informe Proyecto 1 Theseus Legacy</text:p>
      <text:p text:style-name="P1"/>
      <text:p text:style-name="P1">Justificación de la admisibilidad de las dos heurísticas planteadas que se utilizaron en</text:p>
      <text:p text:style-name="P1">los algoritmos de búsqueda “Avara” y “A*”.</text:p>
      <text:p text:style-name="P1"/>
      <text:p text:style-name="P1">Las heurísticas que se implementaron en el proyecto fueron, la distancia manhattan y la distancia en linea recta, la primera consiste en calcular la distancia en “L” desde la posición en la que se encuentra el ratón hasta donde se encuentra el queso, y la segunda consiste en calcular la distancia en linea recta desde la posición en la que esta el ratón hasta el queso.</text:p>
      <text:p text:style-name="P1"/>
      <text:p text:style-name="P1">La distancia manhattan es admisible porque el ratón no se puede mover en diagonal, siempre le va a tocar recorrer el mapa en linea recta o en “L”, así que nunca va a sobrestimar el costo real de moverse desde la posición en la que esta el ratón hasta la meta.</text:p>
      <text:p text:style-name="P1"/>
      <text:p text:style-name="P1">La distancia en linea recta también es admisible tomando en cuenta lo anterior y agregando que si manhattan (“L”), nunca sobrestima el costo real, y el valor de la distancia recta calculada nunca es mayor que la distancia en “L”, esta también es admisible.</text:p>
      <text:p text:style-name="P1"/>
      <text:p text:style-name="P1">Indique y justifique cuál heurística domina a la otra.</text:p>
      <text:p text:style-name="P1"/>
      <text:p text:style-name="P1">La distancia manhattan domina a la distancia en linea recta, ya que la distancia manhattan siempre es mayor o igual que la distancia en linea recta para todos los casos, así que esta encontrara un valor mas cercano al real en los casos donde las dos distancias son difer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Dub" svg:font-family="VDub" style:font-pitch="variable"/>
    <style:font-face style:name="Venus Rising" svg:font-family="'Venus Rising'" style:font-pitch="variable"/>
    <style:font-face style:name="Vibrocentric" svg:font-family="Vibrocentr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59:43</meta:creation-date>
    <dc:date>2009-10-16T13:26:10</dc:date>
    <meta:editing-duration>PT00H26M29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1" meta:paragraph-count="14" meta:word-count="273" meta:character-count="1549"/>
    <meta:user-defined meta:name="Información 1"/>
    <meta:user-defined meta:name="Información 2"/>
    <meta:user-defined meta:name="Información 3"/>
    <meta:user-defined meta:name="Información 4"/>
  </office:meta>
</office:document-meta>
</file>